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in" fo:margin-bottom="0.196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 style:list-style-name="L1">
      <style:paragraph-properties fo:margin-top="0in" fo:margin-bottom="0in" loext:contextual-spacing="false"/>
    </style:style>
    <style:style style:name="P7" style:family="paragraph" style:parent-style-name="Text_20_body" style:list-style-name="L2">
      <style:paragraph-properties fo:margin-top="0in" fo:margin-bottom="0in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 to Part 10 - Model Selection &amp; Boosting</text:p>
      <text:p text:style-name="P2">Section 37, Lecture 278</text:p>
      <text:p text:style-name="P5">Welcome to Part 10 - Model Selection &amp; Boosting!</text:p>
      <text:p text:style-name="Text_20_body"/>
      <text:p text:style-name="Text_20_body">After we built our Machine Learning models, some questions remained unanswered:</text:p>
      <text:list xml:id="list1832725917" text:style-name="L1">
        <text:list-item>
          <text:p text:style-name="P6">How to deal with the bias variance tradeoff when building a model and evaluating its performance ?</text:p>
        </text:list-item>
        <text:list-item>
          <text:p text:style-name="P6">How to choose the optimal values for the hyperparameters (the parameters that are not learned) ?</text:p>
        </text:list-item>
        <text:list-item>
          <text:p text:style-name="P3">How to find the most appropriate Machine Learning model for my business problem ?</text:p>
        </text:list-item>
      </text:list>
      <text:p text:style-name="Text_20_body">In this part we will answer these questions thanks to Model Selection techniques including:</text:p>
      <text:list xml:id="list3115174813" text:style-name="L2">
        <text:list-item>
          <text:p text:style-name="P7">k-Fold Cross Validation</text:p>
        </text:list-item>
        <text:list-item>
          <text:p text:style-name="P4">Grid Search</text:p>
        </text:list-item>
      </text:list>
      <text:p text:style-name="Text_20_body">Eventually we will finish this course by a last bonus section included in this part, dedicated to one of the most powerful Machine Learning model, that has become more and more popular: XGBoost.</text:p>
      <text:p text:style-name="Text_20_body"/>
      <text:p text:style-name="Text_20_body">Enjoy Machine Learning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0:50:45.985731748</meta:creation-date>
    <dc:date>2018-12-10T00:51:39.381985770</dc:date>
    <meta:editing-duration>PT55S</meta:editing-duration>
    <meta:editing-cycles>1</meta:editing-cycles>
    <meta:document-statistic meta:table-count="0" meta:image-count="0" meta:object-count="0" meta:page-count="1" meta:paragraph-count="12" meta:word-count="140" meta:character-count="824" meta:non-whitespace-character-count="701"/>
    <meta:generator>LibreOffice/6.0.6.2$Linux_X86_64 LibreOffice_project/00m0$Build-2</meta:generator>
  </office:meta>
</office:document-meta>
</file>